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0" svg:font-family="0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Endnote">
      <style:text-properties officeooo:rsid="000a573d" officeooo:paragraph-rsid="000a573d"/>
    </style:style>
    <style:style style:name="P2" style:family="paragraph" style:parent-style-name="Standard">
      <style:text-properties officeooo:rsid="000a7c08" officeooo:paragraph-rsid="000a7c08"/>
    </style:style>
    <style:style style:name="P3" style:family="paragraph" style:parent-style-name="Footnote">
      <style:text-properties officeooo:rsid="000a7c08" officeooo:paragraph-rsid="000a7c08"/>
    </style:style>
    <style:style style:name="T1" style:family="text">
      <style:text-properties officeooo:rsid="000a7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note text:id="ftn1" text:note-class="endnote"><text:note-citation>i</text:note-citation><text:note-body><text:p text:style-name="P1">Normal endnote at the beginning of the line</text:p></text:note-body></text:note><text:note text:id="ftn2" text:note-class="endnote"><text:note-citation text:label="X">X</text:note-citation><text:note-body><text:p text:style-name="P1">Special endnote at the beginning of the line</text:p></text:note-body></text:note><text:span text:style-name="T1">Endnote test</text:span><text:note text:id="ftn3" text:note-class="endnote"><text:note-citation>ii</text:note-citation><text:note-body><text:p text:style-name="P1">Normal endnote after text</text:p></text:note-body></text:note><text:note text:id="ftn4" text:note-class="endnote"><text:note-citation text:label="Y">Y</text:note-citation><text:note-body><text:p text:style-name="P1">Special endnote after text</text:p></text:note-body></text:note></text:p>
      <text:p text:style-name="P2"><text:note text:id="ftn5" text:note-class="footnote"><text:note-citation text:label="*">*</text:note-citation><text:note-body><text:p text:style-name="P3">Special footnote at the beginning of the line</text:p></text:note-body></text:note><text:note text:id="ftn0" text:note-class="footnote"><text:note-citation>1</text:note-citation><text:note-body><text:p text:style-name="P3">Normal footnote at the beginning of the line</text:p></text:note-body></text:note>Footnote test<text:note text:id="ftn6" text:note-class="footnote"><text:note-citation>2</text:note-citation><text:note-body><text:p text:style-name="P3">Normal footnote after the text</text:p></text:note-body></text:note><text:note text:id="ftn7" text:note-class="footnote"><text:note-citation text:label="+">+</text:note-citation><text:note-body><text:p text:style-name="P3">Special footnote after the text</text:p></text:note-body></text:not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0" svg:font-family="0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page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it" fo:country="IT" style:letter-kerning="true" style:font-name-asian="0" style:font-family-asian="0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style:font-name-complex="Lucida Sans" style:font-family-complex="'Lucida Sans'" style:font-family-generic-complex="system" style:font-pitch-complex="variable"/>
    </style:style>
    <style:style style:name="Titolo" style:family="paragraph" style:parent-style-name="Standard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ice" style:family="paragraph" style:parent-style-name="Standard">
      <style:text-properties style:font-name-complex="Lucida Sans" style:font-family-complex="'Lucida Sans'" style:font-family-generic-complex="system" style:font-pitch-complex="variable"/>
    </style:style>
    <style:style style:name="Endnote" style:family="paragraph" style:parent-style-name="Standard" style:class="extra">
      <style:paragraph-properties fo:margin-left="0.6cm" fo:text-indent="-0.6cm" style:auto-text-indent="false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Caratteri_20_nota_20_di_20_chiusura" style:display-name="Caratteri nota di chiusura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ratteri_20_nota_20_a_20_piè_20_di_20_pagina" style:display-name="Caratteri nota a piè di pagina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09:03:00</meta:creation-date>
    <dc:date>2025-03-04T09:39:09.237283600</dc:date>
    <meta:editing-duration>PT13M15S</meta:editing-duration>
    <meta:editing-cycles>2</meta:editing-cycles>
    <meta:generator>LibreOffice/25.2.1.2$Windows_X86_64 LibreOffice_project/d3abf4aee5fd705e4a92bba33a32f40bc4e56f49</meta:generator>
    <meta:document-statistic meta:table-count="0" meta:image-count="0" meta:object-count="0" meta:page-count="2" meta:paragraph-count="10" meta:word-count="54" meta:character-count="322" meta:non-whitespace-character-count="278"/>
  </office:meta>
</office:document-meta>
</file>